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2.63cm"/>
      <style:paragraph-properties style:writing-mode="lr-tb"/>
    </style:style>
    <style:style style:name="pr2" style:family="presentation" style:parent-style-name="Piano-subtitle">
      <style:graphic-properties draw:fill-color="#ffffff" draw:auto-grow-height="true" fo:min-height="4.676cm"/>
      <style:paragraph-properties style:writing-mode="lr-tb"/>
    </style:style>
    <style:style style:name="pr3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ano1-title">
      <style:graphic-properties draw:auto-grow-height="true" fo:min-height="1.55cm"/>
      <style:paragraph-properties style:writing-mode="lr-tb"/>
    </style:style>
    <style:style style:name="pr5" style:family="presentation" style:parent-style-name="Piano1-outline1">
      <style:graphic-properties draw:textarea-vertical-align="top" fo:min-height="11.929cm"/>
      <style:paragraph-properties style:writing-mode="lr-tb"/>
    </style:style>
    <style:style style:name="pr6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iano1-title">
      <style:graphic-properties fo:min-height="1.55cm"/>
      <style:paragraph-properties style:writing-mode="lr-tb"/>
    </style:style>
    <style:style style:name="pr8" style:family="presentation" style:parent-style-name="Piano1-outline1">
      <style:graphic-properties fo:min-height="10.001cm"/>
      <style:paragraph-properties style:writing-mode="lr-tb"/>
    </style:style>
    <style:style style:name="pr9" style:family="presentation" style:parent-style-name="Piano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Music Notifier</text:p>
          </draw:text-box>
        </draw:frame>
        <draw:frame presentation:style-name="pr2" draw:text-style-name="P1" draw:layer="layout" svg:width="25.199cm" svg:height="4.676cm" svg:x="1.4cm" svg:y="3.685cm" presentation:class="subtitle" presentation:user-transformed="true">
          <draw:text-box>
            <text:p>Музыкальный сай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iano1" presentation:presentation-page-layout-name="AL2T1" xml:id="id1" draw:id="id1">
        <office:forms form:automatic-focus="false" form:apply-design-mode="false"/>
        <draw:frame presentation:style-name="pr4" draw:layer="layout" svg:width="26cm" svg:height="1.55cm" svg:x="1cm" svg:y="0.102cm" presentation:class="title">
          <draw:text-box>
            <text:p>Зачем нужен сайт?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Сайт оповещает пользователя о выходе новой музыки конкретных исполнителей</text:p>
              </text:list-item>
              <text:list-item>
                <text:p>Сайт предполагает авторизацию </text:p>
              </text:list-item>
              <text:list-item>
                <text:p>На главной странице расположен каталог новинок музыки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iano1" presentation:presentation-page-layout-name="AL2T1" xml:id="id2" draw:id="id2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Использованные технологии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<text:s text:c="2"/>Python</text:p>
              </text:list-item>
              <text:list-item>
                <text:p><text:s text:c="2"/>Requests</text:p>
              </text:list-item>
              <text:list-item>
                <text:p><text:s text:c="2"/>Flask</text:p>
              </text:list-item>
              <text:list-item>
                <text:p><text:s text:c="2"/>Flask-sqlalchemy</text:p>
              </text:list-item>
              <text:list-item>
                <text:p><text:s text:c="2"/>REST-API</text:p>
              </text:list-item>
              <text:list-item>
                <text:p><text:s text:c="2"/>Api Spotify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iano1" presentation:presentation-page-layout-name="AL2T1" xml:id="id3" draw:id="id3">
        <office:forms form:automatic-focus="false" form:apply-design-mode="false"/>
        <draw:frame presentation:style-name="pr7" draw:layer="layout" svg:width="26cm" svg:height="1.55cm" svg:x="1cm" svg:y="0.102cm" presentation:class="title">
          <draw:text-box>
            <text:p>Возможности сайта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На главной странице есть поиск музыки по названию</text:p>
              </text:list-item>
              <text:list-item>
                <text:p>На первой странице будут расположены только что вышедшие композиции</text:p>
              </text:list-item>
              <text:list-item>
                <text:p>Возможность скачать постер/песню</text:p>
              </text:list-item>
              <text:list-item>
                <text:p>Добавление/Удаление автора из отслеживаемых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 smil:fadeColor="#000000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ru" fo:country="RU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075cm" fo:margin-bottom="0cm" fo:text-indent="0cm"/>
    </style:style>
    <style:style style:name="Piano-outline6" style:family="presentation" style:parent-style-name="Piano-outline5"/>
    <style:style style:name="Piano-outline7" style:family="presentation" style:parent-style-name="Piano-outline6"/>
    <style:style style:name="Piano-outline8" style:family="presentation" style:parent-style-name="Piano-outline7"/>
    <style:style style:name="Piano-outline9" style:family="presentation" style:parent-style-name="Piano-outline8"/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075cm" fo:margin-bottom="0cm" fo:text-indent="0cm"/>
    </style:style>
    <style:style style:name="Piano1-outline6" style:family="presentation" style:parent-style-name="Piano1-outline5"/>
    <style:style style:name="Piano1-outline7" style:family="presentation" style:parent-style-name="Piano1-outline6"/>
    <style:style style:name="Piano1-outline8" style:family="presentation" style:parent-style-name="Piano1-outline7"/>
    <style:style style:name="Piano1-outline9" style:family="presentation" style:parent-style-name="Piano1-outline8"/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1.846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fill-color="#000000" draw:textarea-vertical-align="middle" draw:auto-grow-height="false" fo:min-height="8.827cm" fo:min-width="28cm"/>
    </style:style>
    <style:style style:name="Mpr2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iano1-backgroundobjects">
      <style:graphic-properties draw:stroke="none" draw:fill-color="#000000" draw:textarea-vertical-align="middle" draw:auto-grow-height="false" fo:min-height="1.75cm" fo:min-width="28cm"/>
    </style:style>
    <style:style style:name="Mpr6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000000"/>
      <style:paragraph-properties fo:text-align="center"/>
    </style:style>
    <style:style style:name="MP7" style:family="paragraph">
      <loext:graphic-properties draw:fill-color="#ffffff" draw:opacity="30%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7.098cm" svg:x="0cm" svg:y="8.686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8.82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2.63cm" svg:x="1.4cm" svg:y="0.627cm" presentation:class="title" presentation:placeholder="true">
        <draw:text-box/>
      </draw:frame>
      <draw:frame presentation:style-name="Piano-outline1" draw:layer="backgroundobjects" svg:width="25.199cm" svg:height="4.676cm" svg:x="1.4cm" svg:y="3.685cm" presentation:class="outline" presentation:placeholder="true">
        <draw:text-box/>
      </draw:frame>
      <draw:custom-shape draw:style-name="Mgr4" draw:text-style-name="MP7" draw:layer="backgroundobjects" svg:width="24.468cm" svg:height="2.096cm" svg:x="1.694cm" svg:y="0.805cm">
        <text:p/>
        <draw:enhanced-geometry svg:viewBox="0 0 21600 21600" draw:type="rectangle" draw:enhanced-path="M 0 0 L 21600 0 21600 21600 0 21600 0 0 Z N"/>
      </draw:custom-shape>
      <draw:frame presentation:style-name="Mpr2" draw:text-style-name="MP2" draw:layer="backgroundobjects" svg:width="6.523cm" svg:height="1.086cm" svg:x="1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9" draw:layer="backgroundobjects" svg:width="8.875cm" svg:height="1.086cm" svg:x="9.563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4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5" draw:text-style-name="MP6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0cm" svg:x="1cm" svg:y="3cm" presentation:class="outline" presentation:placeholder="true">
        <draw:text-box/>
      </draw:frame>
      <draw:frame presentation:style-name="Mpr6" draw:text-style-name="MP2" draw:layer="backgroundobjects" svg:width="6.523cm" svg:height="1.086cm" svg:x="1cm" svg:y="14.35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9.563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6" draw:text-style-name="MP4" draw:layer="backgroundobjects" svg:width="6.523cm" svg:height="1.086cm" svg:x="20.477cm" svg:y="14.35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5" draw:text-style-name="MP6" draw:layer="backgroundobjects" svg:width="28cm" svg:height="1.75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1.55cm" svg:x="1cm" svg:y="0.102cm" presentation:class="title" presentation:placeholder="true">
        <draw:text-box/>
      </draw:frame>
      <draw:frame draw:style-name="Mgr5" draw:text-style-name="MP5" draw:layer="backgroundobjects" svg:width="17.5cm" svg:height="2.33cm" svg:x="10cm" svg:y="12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3T11:15:35.989970835</meta:creation-date>
    <meta:editing-duration>PT36M7S</meta:editing-duration>
    <meta:editing-cycles>2</meta:editing-cycles>
    <meta:generator>LibreOffice/7.5.9.2$Linux_X86_64 LibreOffice_project/50$Build-2</meta:generator>
    <dc:title>Piano</dc:title>
    <dc:date>2024-04-23T11:51:40.375004854</dc:date>
    <meta:document-statistic meta:object-count="54"/>
  </office:meta>
</office:document-meta>
</file>